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/>
    </style:style>
    <style:style style:name="P4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 fo:font-style="normal" fo:font-weight="normal" style:language-asian="zh" style:country-asian="CN"/>
    </style:style>
    <style:style style:name="P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333333" fo:letter-spacing="normal" fo:font-style="normal" fo:font-weight="normal"/>
    </style:style>
    <style:style style:name="P6" style:family="paragraph" style:parent-style-name="Standard">
      <style:text-properties style:language-asian="zh" style:country-asian="CN"/>
    </style:style>
    <style:style style:name="P7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 fo:font-style="normal" fo:font-weight="normal"/>
    </style:style>
    <style:style style:name="P8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 fo:font-style="normal" fo:font-weight="normal" style:language-asian="zh" style:country-asian="CN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0" style:family="paragraph" style:parent-style-name="Preformatted_20_Text">
      <style:paragraph-properties fo:orphans="2" fo:widows="2"/>
    </style:style>
    <style:style style:name="P11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333333" fo:letter-spacing="normal" fo:font-style="normal" fo:font-weight="normal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style:language-asian="zh" style:country-asian="CN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333333" fo:letter-spacing="normal" fo:font-style="normal" fo:font-weight="normal" style:language-asian="zh" style:country-asian="C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. </text:span>agent<text:span text:style-name="T1">不响应的原因：</text:span></text:p>
      <text:p text:style-name="P5">Alternatively, the agent may simply not support the MIB objects being</text:p>
      <text:p text:style-name="P1"><text:s text:c="2"/><text:span text:style-name="T2">requested. <text:s/>This is most commonly seen when using the "snmpwalk" tool</text:span></text:p>
      <text:p text:style-name="P1"><text:s text:c="2"/><text:span text:style-name="T2">(particularly with SNMPv1).</text:span></text:p>
      <text:p text:style-name="P2"/>
      <text:p text:style-name="P1"><text:s text:c="2"/><text:span text:style-name="T2">The symptoms here would be that '-d' would show two pairs of raw</text:span></text:p>
      <text:p text:style-name="P1"><text:s text:c="2"/><text:span text:style-name="T2">packet dumps - one a GETNEXT request (A1 in the sending packet),</text:span></text:p>
      <text:p text:style-name="P1"><text:s text:c="2"/><text:span text:style-name="T2">followed by a GET request (A0). <text:s/>Repeating the same request with the</text:span></text:p>
      <text:p text:style-name="P1"><text:s text:c="2"/><text:span text:style-name="T2">"snmpgetnext" command-line tool should show the information (if any)</text:span></text:p>
      <text:p text:style-name="P1"><text:s text:c="2"/><text:span text:style-name="T2">that the agent returned, which was then discarded by snmpwalk as</text:span></text:p>
      <text:p text:style-name="P1"><text:s text:c="2"/><text:span text:style-name="T2">irrelevant.</text:span></text:p>
      <text:p text:style-name="P2"/>
      <text:p text:style-name="P3"><text:s text:c="2"/><text:span text:style-name="T2">Note that this is how snmpwalk was designed to work. <text:s/>It is not an error.</text:span></text:p>
      <text:p text:style-name="P3"><text:span text:style-name="T3">参考： FAQ:</text:span><text:span text:style-name="T2">Why can't I see anything from the agent?</text:span></text:p>
      <text:p text:style-name="P7"/>
      <text:p text:style-name="P3"><text:span text:style-name="T3">2. </text:span><text:span text:style-name="T2">I can see the system group, but nothing else. <text:s/>Why?</text:span></text:p>
      <text:p text:style-name="P4">Many pre-configured systems (such as most Linux distributions) will only</text:p>
      <text:p text:style-name="P1"><text:s text:c="2"/><text:span text:style-name="T2">allow access to the system group by default, and need to be configured</text:span></text:p>
      <text:p text:style-name="P3"><text:s text:c="2"/><text:span text:style-name="T2">to enable more general access.</text:span></text:p>
      <text:p text:style-name="P4"><text:s/>The easiest way to test this is to try a GETNEXT request on one of</text:p>
      <text:p text:style-name="P1"><text:s text:c="2"/><text:span text:style-name="T2">the other standard groups</text:span></text:p>
      <text:p text:style-name="P1"><text:s text:c="2"/><text:span text:style-name="T2">e.g.</text:span></text:p>
      <text:p text:style-name="P1"><text:s text:c="8"/><text:span text:style-name="T2">snmpgetnext <text:s/>..... <text:s/>interfaces</text:span></text:p>
      <text:p text:style-name="P2"/>
      <text:p text:style-name="P1"><text:s text:c="2"/><text:span text:style-name="T2">If the agent responds with "hrSystemUptime.0" or "end of MIB", then it</text:span></text:p>
      <text:p text:style-name="P3"><text:s text:c="2"/><text:span text:style-name="T2">is clearly configured in this way.</text:span></text:p>
      <text:p text:style-name="P4">参考： FAQ: I can see the system group, but nothing else. <text:s/>Why?</text:p>
      <text:p text:style-name="P4"/>
      <text:p text:style-name="P3"><text:span text:style-name="T3">3. </text:span><text:span text:style-name="T2">several of the tables in the UCDavis enterprise tree</text:span></text:p>
      <text:p text:style-name="P1"><text:s text:c="2"/><text:span text:style-name="T2">(such as prTable, extTable, dskTable and fileTable) require explicit</text:span></text:p>
      <text:p text:style-name="P3"><text:s text:c="2"/><text:span text:style-name="T2">configuration in the snmpd.conf file. </text:span></text:p>
      <text:p text:style-name="P4">参考： FAQ: I can see the system group, but nothing else. <text:s/>Why?</text:p>
      <text:p text:style-name="P5">4. Ready-installed distributions (such as those shipped with Linux) tend</text:p>
      <text:p text:style-name="P1"><text:s text:c="2"/><text:span text:style-name="T2">to be configured with read-only access to part of the mib tree (typically</text:span></text:p>
      <text:p text:style-name="P1"><text:s text:c="2"/><text:span text:style-name="T2">just the system group) and no write access at all.</text:span></text:p>
      <text:p text:style-name="P2"/>
      <text:p text:style-name="P1"><text:soft-page-break/><text:s text:c="2"/><text:span text:style-name="T2">To change this, you will need to set up the agent's access control</text:span></text:p>
      <text:p text:style-name="P1"><text:s text:c="2"/><text:span text:style-name="T2">configuration. <text:s/>See the AGENT section for more details.</text:span></text:p>
      <text:p text:style-name="P2"/>
      <text:p text:style-name="P1"><text:s text:c="4"/><text:span text:style-name="T2">Note that neither the community string "public" nor "private" can be</text:span></text:p>
      <text:p text:style-name="P5"><text:s text:c="2"/>used to set variables in a typical default configuration.</text:p>
      <text:p text:style-name="Standard"><text:span text:style-name="T1">参考： </text:span><text:span text:style-name="T5">FAQ: </text:span><text:span text:style-name="T4">Why can't I set any variables in the MIB?</text:span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45S</meta:editing-duration>
    <meta:editing-cycles>13</meta:editing-cycles>
    <meta:generator>OpenOffice/4.1.3$Win32 OpenOffice.org_project/413m1$Build-9783</meta:generator>
    <dc:date>2018-05-14T11:36:22.06</dc:date>
    <meta:document-statistic meta:table-count="0" meta:image-count="0" meta:object-count="0" meta:page-count="2" meta:paragraph-count="36" meta:word-count="337" meta:character-count="1925"/>
    <meta:user-defined meta:name="Info 1"/>
    <meta:user-defined meta:name="Info 2"/>
    <meta:user-defined meta:name="Info 3"/>
    <meta:user-defined meta:name="Info 4"/>
  </office:meta>
</office:document-meta>
</file>